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none" draw:fill-color="#ffffff"/>
      <style:paragraph-properties fo:margin-left="0.4925in" fo:margin-right="1.189in" fo:margin-top="0.1181in" fo:margin-bottom="0in" style:contextual-spacing="false" fo:line-height="100%" fo:text-align="start" style:justify-single-word="false" fo:orphans="0" fo:widows="0" fo:text-indent="0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2" style:family="paragraph" style:parent-style-name="Preformatted_20_Text">
      <loext:graphic-properties draw:fill="none" draw:fill-color="#ffffff"/>
      <style:paragraph-properties fo:margin-left="0.4925in" fo:margin-right="0.5339in" fo:margin-top="0.1181in" fo:margin-bottom="0in" style:contextual-spacing="false" fo:line-height="100%" fo:text-align="start" style:justify-single-word="false" fo:orphans="0" fo:widows="0" fo:text-indent="-0.2161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3" style:family="paragraph" style:parent-style-name="normal" style:master-page-name="">
      <loext:graphic-properties draw:fill="none" draw:fill-color="#ffffff"/>
      <style:paragraph-properties fo:margin-left="0.4925in" fo:margin-right="0.0618in" fo:margin-top="0.1181in" fo:margin-bottom="0in" style:contextual-spacing="false" fo:line-height="100%" fo:text-align="start" style:justify-single-word="false" fo:orphans="0" fo:widows="0" fo:text-indent="-0.1866in" style:auto-text-indent="false" style:page-number="auto" fo:background-color="transparent" fo:padding="0in" fo:border="none" style:shadow="none" style:writing-mode="lr-tb"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4" style:family="paragraph" style:parent-style-name="normal" style:master-page-name="">
      <loext:graphic-properties draw:fill="none" draw:fill-color="#ffffff"/>
      <style:paragraph-properties fo:margin-left="0.4925in" fo:margin-right="0.0618in" fo:margin-top="0.1075in" fo:margin-bottom="0in" style:contextual-spacing="false" fo:line-height="100%" fo:text-align="start" style:justify-single-word="false" fo:orphans="0" fo:widows="0" fo:text-indent="-0.1866in" style:auto-text-indent="false" style:page-number="auto" fo:background-color="transparent" fo:padding="0in" fo:border="none" style:shadow="none" style:writing-mode="lr-tb"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5" style:family="paragraph" style:parent-style-name="normal">
      <loext:graphic-properties draw:fill="none" draw:fill-color="#ffffff"/>
      <style:paragraph-properties fo:margin-left="0.4925in" fo:margin-right="0.4665in" fo:margin-top="0.1075in" fo:margin-bottom="0in" style:contextual-spacing="false" fo:line-height="100%" fo:text-align="start" style:justify-single-word="false" fo:orphans="0" fo:widows="0" fo:text-indent="-0.2193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6" style:family="paragraph" style:parent-style-name="normal">
      <loext:graphic-properties draw:fill="none" draw:fill-color="#ffffff"/>
      <style:paragraph-properties fo:margin-left="0.4925in" fo:margin-right="0.5209in" fo:margin-top="0.1181in" fo:margin-bottom="0in" style:contextual-spacing="false" fo:line-height="100%" fo:text-align="start" style:justify-single-word="false" fo:orphans="0" fo:widows="0" fo:text-indent="-0.2209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7" style:family="paragraph" style:parent-style-name="normal">
      <loext:graphic-properties draw:fill="none" draw:fill-color="#ffffff"/>
      <style:paragraph-properties fo:margin-left="0.4925in" fo:margin-right="0.5339in" fo:margin-top="0.1181in" fo:margin-bottom="0in" style:contextual-spacing="false" fo:line-height="100%" fo:text-align="start" style:justify-single-word="false" fo:orphans="0" fo:widows="0" fo:text-indent="0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8" style:family="paragraph" style:parent-style-name="normal" style:master-page-name="">
      <loext:graphic-properties draw:fill="none" draw:fill-color="#ffffff"/>
      <style:paragraph-properties fo:margin-left="0.5in" fo:margin-right="0.0618in" fo:margin-top="0.1181in" fo:margin-bottom="0in" style:contextual-spacing="false" fo:line-height="100%" fo:text-align="start" style:justify-single-word="false" fo:orphans="0" fo:widows="0" fo:text-indent="-0.4366in" style:auto-text-indent="false" style:page-number="auto" fo:background-color="transparent" fo:padding="0in" fo:border="none" style:shadow="none" style:writing-mode="lr-tb"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200135" fo:background-color="transparent" style:font-name-asian="Arial2" style:font-size-asian="12pt" style:font-style-asian="normal" style:font-weight-asian="normal" style:font-name-complex="Arial2" style:font-size-complex="12pt"/>
    </style:style>
    <style:style style:name="P9" style:family="paragraph" style:parent-style-name="normal">
      <loext:graphic-properties draw:fill="none" draw:fill-color="#ffffff"/>
      <style:paragraph-properties fo:margin-left="0.4925in" fo:margin-right="0.8264in" fo:margin-top="0in" fo:margin-bottom="0in" style:contextual-spacing="false" fo:line-height="100%" fo:text-align="start" style:justify-single-word="false" fo:orphans="0" fo:widows="0" fo:text-indent="-0.2146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200135" fo:background-color="transparent" style:font-name-asian="Arial2" style:font-size-asian="12pt" style:font-style-asian="normal" style:font-weight-asian="normal" style:font-name-complex="Arial2" style:font-size-complex="12pt"/>
    </style:style>
    <style:style style:name="P10" style:family="paragraph" style:parent-style-name="normal">
      <loext:graphic-properties draw:fill="none" draw:fill-color="#ffffff"/>
      <style:paragraph-properties fo:margin-left="0.4925in" fo:margin-right="0.6591in" fo:margin-top="0.1181in" fo:margin-bottom="0in" style:contextual-spacing="false" fo:line-height="100%" fo:text-align="start" style:justify-single-word="false" fo:orphans="0" fo:widows="0" fo:text-indent="-0.3043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200135" fo:background-color="transparent" style:font-name-asian="Arial2" style:font-size-asian="12pt" style:font-style-asian="normal" style:font-weight-asian="normal" style:font-name-complex="Arial2" style:font-size-complex="12pt"/>
    </style:style>
    <style:style style:name="P11" style:family="paragraph" style:parent-style-name="normal">
      <loext:graphic-properties draw:fill="none" draw:fill-color="#ffffff"/>
      <style:paragraph-properties fo:margin-left="0.4925in" fo:margin-right="1.189in" fo:margin-top="0.1181in" fo:margin-bottom="0in" style:contextual-spacing="false" fo:line-height="100%" fo:text-align="start" style:justify-single-word="false" fo:keep-together="auto" fo:orphans="0" fo:widows="0" fo:text-indent="-0.216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12" style:family="paragraph" style:parent-style-name="normal">
      <loext:graphic-properties draw:fill="none" draw:fill-color="#ffffff"/>
      <style:paragraph-properties fo:margin-left="0.4925in" fo:margin-right="0.4665in" fo:margin-top="0.1075in" fo:margin-bottom="0in" style:contextual-spacing="false" fo:line-height="100%" fo:text-align="start" style:justify-single-word="false" fo:keep-together="auto" fo:orphans="0" fo:widows="0" fo:text-indent="-0.2193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13" style:family="paragraph" style:parent-style-name="normal">
      <loext:graphic-properties draw:fill="none" draw:fill-color="#ffffff"/>
      <style:paragraph-properties fo:margin-left="0.4925in" fo:margin-right="0.5209in" fo:margin-top="0.1181in" fo:margin-bottom="0in" style:contextual-spacing="false" fo:line-height="100%" fo:text-align="start" style:justify-single-word="false" fo:keep-together="auto" fo:orphans="0" fo:widows="0" fo:text-indent="-0.2209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14" style:family="paragraph" style:parent-style-name="normal">
      <loext:graphic-properties draw:fill="none" draw:fill-color="#ffffff"/>
      <style:paragraph-properties fo:margin-left="0.4925in" fo:margin-right="0.5339in" fo:margin-top="0.1181in" fo:margin-bottom="0in" style:contextual-spacing="false" fo:line-height="100%" fo:text-align="start" style:justify-single-word="false" fo:keep-together="auto" fo:orphans="0" fo:widows="0" fo:text-indent="-0.2161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15" style:family="paragraph" style:parent-style-name="normal">
      <loext:graphic-properties draw:fill="none" draw:fill-color="#ffffff"/>
      <style:paragraph-properties fo:margin-left="0.4925in" fo:margin-right="0.6591in" fo:margin-top="0.1181in" fo:margin-bottom="0in" style:contextual-spacing="false" fo:line-height="100%" fo:text-align="start" style:justify-single-word="false" fo:keep-together="auto" fo:orphans="0" fo:widows="0" fo:text-indent="-0.3043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paragraph-rsid="00200135" fo:background-color="transparent" style:font-name-asian="Arial2" style:font-size-asian="12pt" style:font-style-asian="normal" style:font-weight-asian="normal" style:font-name-complex="Arial2" style:font-size-complex="12pt"/>
    </style:style>
    <style:style style:name="P16" style:family="paragraph" style:parent-style-name="normal">
      <loext:graphic-properties draw:fill="none" draw:fill-color="#ffffff"/>
      <style:paragraph-properties fo:margin-left="0.4925in" fo:margin-right="0.6547in" fo:margin-top="0.1181in" fo:margin-bottom="0in" style:contextual-spacing="false" fo:line-height="100%" fo:text-align="start" style:justify-single-word="false" fo:orphans="0" fo:widows="0" fo:text-indent="-0.2043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e5608" officeooo:paragraph-rsid="001e5608" fo:background-color="transparent" style:font-name-asian="Arial2" style:font-size-asian="12pt" style:font-style-asian="normal" style:font-weight-asian="normal" style:font-name-complex="Arial2" style:font-size-complex="12pt"/>
    </style:style>
    <style:style style:name="P17" style:family="paragraph" style:parent-style-name="normal">
      <loext:graphic-properties draw:fill="none" draw:fill-color="#ffffff"/>
      <style:paragraph-properties fo:margin-left="0.4925in" fo:margin-right="0.6547in" fo:margin-top="0.1181in" fo:margin-bottom="0in" style:contextual-spacing="false" fo:line-height="100%" fo:text-align="start" style:justify-single-word="false" fo:orphans="0" fo:widows="0" fo:text-indent="-0.2043in" style:auto-text-indent="false" fo:background-color="transparent" fo:padding="0in" fo:border="none" style:shadow="none" style:writing-mode="lr-tb"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e5608" officeooo:paragraph-rsid="0025c290" fo:background-color="transparent" style:font-name-asian="Arial2" style:font-size-asian="12pt" style:font-style-asian="normal" style:font-weight-asian="normal" style:font-name-complex="Arial2" style:font-size-complex="12pt"/>
    </style:style>
    <style:style style:name="P18" style:family="paragraph" style:parent-style-name="normal">
      <loext:graphic-properties draw:fill="none" draw:fill-color="#ffffff"/>
      <style:paragraph-properties fo:margin-left="0.4925in" fo:margin-right="0.6547in" fo:margin-top="0.1181in" fo:margin-bottom="0in" style:contextual-spacing="false" fo:line-height="100%" fo:text-align="start" style:justify-single-word="false" fo:orphans="0" fo:widows="0" fo:text-indent="-0.2043in" style:auto-text-indent="false" fo:background-color="transparent" fo:padding="0in" fo:border="none" style:shadow="none" style:writing-mode="lr-tb"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e5608" officeooo:paragraph-rsid="002a4fb3" fo:background-color="transparent" style:font-name-asian="Arial2" style:font-size-asian="12pt" style:font-style-asian="normal" style:font-weight-asian="normal" style:font-name-complex="Arial2" style:font-size-complex="12pt"/>
    </style:style>
    <style:style style:name="P19" style:family="paragraph" style:parent-style-name="normal">
      <loext:graphic-properties draw:fill="none" draw:fill-color="#ffffff"/>
      <style:paragraph-properties fo:margin-left="0.4925in" fo:margin-right="0.6547in" fo:margin-top="0.1181in" fo:margin-bottom="0in" style:contextual-spacing="false" fo:line-height="100%" fo:text-align="start" style:justify-single-word="false" fo:orphans="0" fo:widows="0" fo:text-indent="-0.2043in" style:auto-text-indent="false" fo:background-color="transparent" fo:padding="0in" fo:border="none" style:shadow="none" style:writing-mode="lr-tb"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e5608" officeooo:paragraph-rsid="0030f365" fo:background-color="transparent" style:font-name-asian="Arial2" style:font-size-asian="12pt" style:font-style-asian="normal" style:font-weight-asian="normal" style:font-name-complex="Arial2" style:font-size-complex="12pt"/>
    </style:style>
    <style:style style:name="P20" style:family="paragraph" style:parent-style-name="normal">
      <loext:graphic-properties draw:fill="none" draw:fill-color="#ffffff"/>
      <style:paragraph-properties fo:margin-left="0in" fo:margin-right="0.6547in" fo:margin-top="0.1181in" fo:margin-bottom="0in" style:contextual-spacing="false" fo:line-height="100%" fo:text-align="start" style:justify-single-word="false" fo:orphans="0" fo:widows="0" fo:text-indent="0in" style:auto-text-indent="false" fo:background-color="transparent" fo:padding="0in" fo:border="none" style:shadow="none" style:writing-mode="lr-tb"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e5608" officeooo:paragraph-rsid="0033d6e3" fo:background-color="transparent" style:font-name-asian="Arial2" style:font-size-asian="12pt" style:font-style-asian="normal" style:font-weight-asian="normal" style:font-name-complex="Arial2" style:font-size-complex="12pt"/>
    </style:style>
    <style:style style:name="P21" style:family="paragraph" style:parent-style-name="normal">
      <loext:graphic-properties draw:fill="none" draw:fill-color="#ffffff"/>
      <style:paragraph-properties fo:margin-left="0.4925in" fo:margin-right="0.6547in" fo:margin-top="0.1181in" fo:margin-bottom="0in" style:contextual-spacing="false" fo:line-height="100%" fo:text-align="start" style:justify-single-word="false" fo:orphans="0" fo:widows="0" fo:text-indent="-0.2043in" style:auto-text-indent="false" fo:background-color="transparent" fo:padding="0in" fo:border="none" style:shadow="none" style:writing-mode="lr-tb" style:join-border="false"/>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e5608" officeooo:paragraph-rsid="0033d6e3" fo:background-color="transparent" style:font-name-asian="Arial2" style:font-size-asian="12pt" style:font-style-asian="normal" style:font-weight-asian="normal" style:font-name-complex="Arial2" style:font-size-complex="12pt"/>
    </style:style>
    <style:style style:name="P22" style:family="paragraph" style:parent-style-name="normal">
      <loext:graphic-properties draw:fill="none" draw:fill-color="#ffffff"/>
      <style:paragraph-properties fo:margin-left="0.7882in" fo:margin-right="0.6547in" fo:margin-top="0.1181in" fo:margin-bottom="0in" style:contextual-spacing="false" fo:line-height="124%" fo:text-align="start" style:justify-single-word="false" fo:keep-together="auto" fo:orphans="0" fo:widows="0" fo:text-indent="-0.2043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16pt" fo:font-style="normal" style:text-underline-style="none" fo:font-weight="bold" officeooo:paragraph-rsid="001e5608" fo:background-color="transparent" style:font-name-asian="Arial2" style:font-size-asian="16pt" style:font-style-asian="normal" style:font-weight-asian="bold" style:font-name-complex="Arial2" style:font-size-complex="16pt"/>
    </style:style>
    <style:style style:name="P23" style:family="paragraph" style:parent-style-name="normal" style:master-page-name="">
      <loext:graphic-properties draw:fill="none" draw:fill-color="#ffffff"/>
      <style:paragraph-properties fo:margin-left="0.4925in" fo:margin-right="0.0618in" fo:margin-top="0.1075in" fo:margin-bottom="0in" style:contextual-spacing="false" fo:line-height="100%" fo:text-align="start" style:justify-single-word="false" fo:orphans="0" fo:widows="0" fo:text-indent="-0.1866in" style:auto-text-indent="false" style:page-number="auto" fo:background-color="transparent" fo:padding="0in" fo:border="none" style:shadow="none" style:writing-mode="lr-tb"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24" style:family="paragraph" style:parent-style-name="normal">
      <loext:graphic-properties draw:fill="none" draw:fill-color="#ffffff"/>
      <style:paragraph-properties fo:margin-left="0.4925in" fo:margin-right="0.5339in" fo:margin-top="0.1181in" fo:margin-bottom="0in" style:contextual-spacing="false" fo:line-height="100%" fo:text-align="start" style:justify-single-word="false" fo:orphans="0" fo:widows="0" fo:text-indent="-0.2161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1e5608" fo:background-color="transparent" style:font-name-asian="Arial2" style:font-size-asian="12pt" style:font-style-asian="normal" style:font-weight-asian="normal" style:font-name-complex="Arial2" style:font-size-complex="12pt"/>
    </style:style>
    <style:style style:name="P25" style:family="paragraph" style:parent-style-name="normal">
      <loext:graphic-properties draw:fill="none" draw:fill-color="#ffffff"/>
      <style:paragraph-properties fo:margin-left="0.4925in" fo:margin-right="0.8173in" fo:margin-top="0.1181in" fo:margin-bottom="0in" style:contextual-spacing="false" fo:line-height="100%" fo:text-align="start" style:justify-single-word="false" fo:orphans="0" fo:widows="0" fo:text-indent="-0.211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200135" fo:background-color="transparent" style:font-name-asian="Arial2" style:font-size-asian="12pt" style:font-style-asian="normal" style:font-weight-asian="normal" style:font-name-complex="Arial2" style:font-size-complex="12pt"/>
    </style:style>
    <style:style style:name="P26" style:family="paragraph" style:parent-style-name="normal">
      <loext:graphic-properties draw:fill="none" draw:fill-color="#ffffff"/>
      <style:paragraph-properties fo:margin-left="0.4925in" fo:margin-right="0.8264in" fo:margin-top="0in" fo:margin-bottom="0in" style:contextual-spacing="false" fo:line-height="100%" fo:text-align="start" style:justify-single-word="false" fo:orphans="0" fo:widows="0" fo:text-indent="-0.2146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2f1ad9" officeooo:paragraph-rsid="002f1ad9" fo:background-color="transparent" style:font-name-asian="Arial2" style:font-size-asian="12pt" style:font-style-asian="normal" style:font-weight-asian="normal" style:font-name-complex="Arial2" style:font-size-complex="12pt"/>
    </style:style>
    <style:style style:name="P27" style:family="paragraph" style:parent-style-name="Preformatted_20_Text">
      <loext:graphic-properties draw:fill="none" draw:fill-color="#ffffff"/>
      <style:paragraph-properties fo:margin-left="0.4925in" fo:margin-right="0.4665in" fo:margin-top="0.1075in" fo:margin-bottom="0in" style:contextual-spacing="false" fo:line-height="100%" fo:text-align="start" style:justify-single-word="false" fo:orphans="0" fo:widows="0" fo:text-indent="-0.2193in" style:auto-text-indent="false" fo:background-color="transparent" fo:padding="0in" fo:border="none" style:shadow="none" style:join-border="false"/>
      <style:text-properties officeooo:paragraph-rsid="001e5608"/>
    </style:style>
    <style:style style:name="P28" style:family="paragraph" style:parent-style-name="normal" style:master-page-name="">
      <loext:graphic-properties draw:fill="none" draw:fill-color="#ffffff"/>
      <style:paragraph-properties fo:margin-left="0.3752in" fo:margin-right="0in" fo:margin-top="0.1181in" fo:margin-bottom="0in" style:contextual-spacing="false" fo:line-height="100%" fo:text-align="start" style:justify-single-word="false" fo:orphans="0" fo:widows="0" fo:text-indent="0in" style:auto-text-indent="false" style:page-number="auto" fo:background-color="transparent" fo:padding="0in" fo:border="none" style:shadow="none" style:writing-mode="lr-tb" style:join-border="false"/>
      <style:text-properties officeooo:paragraph-rsid="001f2e1d"/>
    </style:style>
    <style:style style:name="P29" style:family="paragraph" style:parent-style-name="normal" style:master-page-name="">
      <loext:graphic-properties draw:fill="none" draw:fill-color="#ffffff"/>
      <style:paragraph-properties fo:margin-left="0.4925in" fo:margin-right="0.0618in" fo:margin-top="0.1181in" fo:margin-bottom="0in" style:contextual-spacing="false" fo:line-height="100%" fo:text-align="start" style:justify-single-word="false" fo:orphans="0" fo:widows="0" fo:text-indent="-0.1252in" style:auto-text-indent="false" style:page-number="auto" fo:background-color="transparent" fo:padding="0in" fo:border="none" style:shadow="none" style:writing-mode="lr-tb" style:join-border="false"/>
      <style:text-properties officeooo:paragraph-rsid="00200135"/>
    </style:style>
    <style:style style:name="P30" style:family="paragraph" style:parent-style-name="normal">
      <loext:graphic-properties draw:fill="none" draw:fill-color="#ffffff"/>
      <style:paragraph-properties fo:margin-left="0.4925in" fo:margin-right="0.8264in" fo:margin-top="0in" fo:margin-bottom="0in" style:contextual-spacing="false" fo:line-height="100%" fo:text-align="start" style:justify-single-word="false" fo:orphans="0" fo:widows="0" fo:text-indent="-0.2146in" style:auto-text-indent="false" fo:background-color="transparent" fo:padding="0in" fo:border="none" style:shadow="none" style:join-border="false"/>
      <style:text-properties officeooo:paragraph-rsid="00200135"/>
    </style:style>
    <style:style style:name="P31" style:family="paragraph" style:parent-style-name="normal">
      <loext:graphic-properties draw:fill="none" draw:fill-color="#ffffff"/>
      <style:paragraph-properties fo:margin-left="0.4925in" fo:margin-right="0.6752in" fo:margin-top="0.1075in" fo:margin-bottom="0in" style:contextual-spacing="false" fo:line-height="100%" fo:text-align="start" style:justify-single-word="false" fo:orphans="0" fo:widows="0" fo:text-indent="-0.2575in" style:auto-text-indent="false" fo:background-color="transparent" fo:padding="0in" fo:border="none" style:shadow="none" style:join-border="false"/>
      <style:text-properties officeooo:paragraph-rsid="00200135"/>
    </style:style>
    <style:style style:name="P32" style:family="paragraph" style:parent-style-name="normal">
      <loext:graphic-properties draw:fill="none" draw:fill-color="#ffffff"/>
      <style:paragraph-properties fo:margin-left="0.4925in" fo:margin-right="0.6591in" fo:margin-top="0.1181in" fo:margin-bottom="0in" style:contextual-spacing="false" fo:line-height="100%" fo:text-align="start" style:justify-single-word="false" fo:orphans="0" fo:widows="0" fo:text-indent="-0.3043in" style:auto-text-indent="false" fo:background-color="transparent" fo:padding="0in" fo:border="none" style:shadow="none" style:join-border="false"/>
      <style:text-properties officeooo:paragraph-rsid="00200135"/>
    </style:style>
    <style:style style:name="P33" style:family="paragraph" style:parent-style-name="normal" style:master-page-name="">
      <loext:graphic-properties draw:fill="none" draw:fill-color="#ffffff"/>
      <style:paragraph-properties fo:margin-left="0.5in" fo:margin-right="0.6252in" fo:margin-top="0.1181in" fo:margin-bottom="0in" style:contextual-spacing="false" fo:line-height="100%" fo:text-align="start" style:justify-single-word="false" fo:orphans="0" fo:widows="0" fo:text-indent="-0.0618in" style:auto-text-indent="false" style:page-number="auto" fo:background-color="transparent" fo:padding="0in" fo:border="none" style:shadow="none" style:writing-mode="lr-tb" style:join-border="false"/>
      <style:text-properties officeooo:paragraph-rsid="00200135"/>
    </style:style>
    <style:style style:name="P34" style:family="paragraph" style:parent-style-name="normal">
      <loext:graphic-properties draw:fill="none" draw:fill-color="#ffffff"/>
      <style:paragraph-properties fo:margin-left="0.4925in" fo:margin-right="0.5209in" fo:margin-top="0.1181in" fo:margin-bottom="0in" style:contextual-spacing="false" fo:line-height="100%" fo:text-align="start" style:justify-single-word="false" fo:orphans="0" fo:widows="0" fo:text-indent="-0.2209in" style:auto-text-indent="false" fo:background-color="transparent" fo:padding="0in" fo:border="none" style:shadow="none" style:join-border="false"/>
      <style:text-properties officeooo:paragraph-rsid="002c1211"/>
    </style:style>
    <style:style style:name="P35" style:family="paragraph" style:parent-style-name="normal">
      <loext:graphic-properties draw:fill="none" draw:fill-color="#ffffff"/>
      <style:paragraph-properties fo:margin-left="0.4925in" fo:margin-right="0.8264in" fo:margin-top="0in" fo:margin-bottom="0in" style:contextual-spacing="false" fo:line-height="100%" fo:text-align="start" style:justify-single-word="false" fo:orphans="0" fo:widows="0" fo:text-indent="0in" style:auto-text-indent="false" fo:background-color="transparent" fo:padding="0in" fo:border="none" style:shadow="none" style:join-border="false"/>
      <style:text-properties officeooo:paragraph-rsid="002f1ad9"/>
    </style:style>
    <style:style style:name="P36" style:family="paragraph" style:parent-style-name="normal">
      <loext:graphic-properties draw:fill="none" draw:fill-color="#ffffff"/>
      <style:paragraph-properties fo:margin-left="0.4925in" fo:margin-right="0.6752in" fo:margin-top="0.1075in" fo:margin-bottom="0in" style:contextual-spacing="false" fo:line-height="100%" fo:text-align="start" style:justify-single-word="false" fo:orphans="0" fo:widows="0" fo:text-indent="-0.2575in" style:auto-text-indent="false" fo:background-color="transparent" fo:padding="0in" fo:border="none" style:shadow="none" style:join-border="false"/>
      <style:text-properties officeooo:paragraph-rsid="0033d6e3"/>
    </style:style>
    <style:style style:name="P37" style:family="paragraph" style:parent-style-name="Text_20_body" style:master-page-name="">
      <loext:graphic-properties draw:fill="none" draw:fill-color="#ffffff"/>
      <style:paragraph-properties fo:margin-left="0.4925in" fo:margin-right="0.8118in" fo:margin-top="0.1181in" fo:margin-bottom="0in" style:contextual-spacing="false" fo:line-height="100%" fo:text-align="start" style:justify-single-word="false" fo:orphans="0" fo:widows="0" fo:text-indent="-0.1866in" style:auto-text-indent="false" style:page-number="auto" fo:background-color="transparent" fo:padding="0in" fo:border="none" style:shadow="none" style:join-border="false">
        <style:tab-stops>
          <style:tab-stop style:position="-0.6252in"/>
        </style:tab-stops>
      </style:paragraph-properties>
      <style:text-properties officeooo:paragraph-rsid="00200135"/>
    </style:style>
    <style:style style:name="P38" style:family="paragraph" style:parent-style-name="normal" style:master-page-name="">
      <loext:graphic-properties draw:fill="none" draw:fill-color="#ffffff"/>
      <style:paragraph-properties fo:margin-left="1in" fo:margin-right="0.0618in" fo:margin-top="0.1181in" fo:margin-bottom="0in" style:contextual-spacing="false" fo:line-height="100%" fo:text-align="start" style:justify-single-word="false" fo:orphans="0" fo:widows="0" fo:text-indent="-0.6252in" style:auto-text-indent="false" style:page-number="auto" fo:background-color="transparent" fo:padding="0in" fo:border="none" style:shadow="none" style:writing-mode="lr-tb" style:join-border="false">
        <style:tab-stops>
          <style:tab-stop style:position="0.5in"/>
        </style:tab-stops>
      </style:paragraph-properties>
      <style:text-properties officeooo:paragraph-rsid="001f2e1d"/>
    </style:style>
    <style:style style:name="P39" style:family="paragraph" style:parent-style-name="normal" style:master-page-name="">
      <loext:graphic-properties draw:fill="none" draw:fill-color="#ffffff"/>
      <style:paragraph-properties fo:margin-left="0.9366in" fo:margin-right="0in" fo:margin-top="0.1181in" fo:margin-bottom="0in" style:contextual-spacing="false" fo:line-height="100%" fo:text-align="start" style:justify-single-word="false" fo:orphans="0" fo:widows="0" fo:text-indent="-0.5in" style:auto-text-indent="false" style:page-number="auto" fo:background-color="transparent" fo:padding="0in" fo:border="none" style:shadow="none" style:writing-mode="lr-tb" style:join-border="false">
        <style:tab-stops>
          <style:tab-stop style:position="0.0626in"/>
        </style:tab-stops>
      </style:paragraph-properties>
      <style:text-properties officeooo:paragraph-rsid="001f2e1d"/>
    </style:style>
    <style:style style:name="P40" style:family="paragraph" style:parent-style-name="normal" style:master-page-name="">
      <loext:graphic-properties draw:fill="none" draw:fill-color="#ffffff"/>
      <style:paragraph-properties fo:margin-left="0.1866in" fo:margin-right="0.6252in" fo:margin-top="0.1181in" fo:margin-bottom="0in" style:contextual-spacing="false" fo:line-height="100%" fo:text-align="start" style:justify-single-word="false" fo:orphans="0" fo:widows="0" fo:text-indent="0in" style:auto-text-indent="false" style:page-number="auto" fo:background-color="transparent" fo:padding="0in" fo:border="none" style:shadow="none" style:writing-mode="lr-tb" style:join-border="false">
        <style:tab-stops>
          <style:tab-stop style:position="-0.0728in"/>
        </style:tab-stops>
      </style:paragraph-properties>
      <style:text-properties officeooo:paragraph-rsid="00200135"/>
    </style:style>
    <style:style style:name="P41" style:family="paragraph" style:parent-style-name="Preformatted_20_Text">
      <style:paragraph-properties fo:margin-left="0.4925in" fo:margin-right="0in" fo:margin-top="0in" fo:margin-bottom="0.1965in" style:contextual-spacing="false" fo:line-height="100%" fo:text-align="start" style:justify-single-word="false" fo:text-indent="0in" style:auto-text-indent="false"/>
    </style:style>
    <style:style style:name="P42" style:family="paragraph" style:parent-style-name="Preformatted_20_Text" style:master-page-name="">
      <loext:graphic-properties draw:fill="none"/>
      <style:paragraph-properties fo:margin-left="0.4925in" fo:margin-right="0in" fo:margin-top="0in" fo:margin-bottom="0.1965in" style:contextual-spacing="false" fo:line-height="100%" fo:text-align="start" style:justify-single-word="false" fo:text-indent="0in" style:auto-text-indent="false" style:page-number="auto" fo:background-color="transparent"/>
    </style:style>
    <style:style style:name="P43" style:family="paragraph" style:parent-style-name="Preformatted_20_Text">
      <style:paragraph-properties fo:margin-left="0.4925in" fo:margin-right="0in" fo:line-height="100%" fo:text-align="start" style:justify-single-word="false" fo:text-indent="0in" style:auto-text-indent="false"/>
    </style:style>
    <style:style style:name="P44" style:family="paragraph" style:parent-style-name="Text_20_body">
      <style:paragraph-properties fo:margin-left="0in" fo:margin-right="0in" fo:line-height="100%" fo:text-align="start" style:justify-single-word="false" fo:text-indent="0in" style:auto-text-indent="false"/>
      <style:text-properties officeooo:paragraph-rsid="00342e86"/>
    </style:style>
    <style:style style:name="P45" style:family="paragraph" style:parent-style-name="normal">
      <loext:graphic-properties draw:fill="none" draw:fill-color="#ffffff"/>
      <style:paragraph-properties fo:margin-left="0.4925in" fo:margin-right="0.8264in" fo:margin-top="0in" fo:margin-bottom="0in" style:contextual-spacing="false" fo:line-height="100%" fo:text-align="start" style:justify-single-word="false" fo:keep-together="auto" fo:orphans="0" fo:widows="0" fo:text-indent="-0.2146in" style:auto-text-indent="false" fo:break-before="auto" fo:break-after="auto" fo:background-color="transparent" fo:padding="0in" fo:border="none" style:shadow="none" fo:keep-with-next="auto" style:join-border="false"/>
      <style:text-properties officeooo:paragraph-rsid="00200135"/>
    </style:style>
    <style:style style:name="P46" style:family="paragraph" style:parent-style-name="normal">
      <loext:graphic-properties draw:fill="none" draw:fill-color="#ffffff"/>
      <style:paragraph-properties fo:margin-left="0.4925in" fo:margin-right="0.8173in" fo:margin-top="0.1181in" fo:margin-bottom="0in" style:contextual-spacing="false" fo:line-height="100%" fo:text-align="start" style:justify-single-word="false" fo:keep-together="auto" fo:orphans="0" fo:widows="0" fo:text-indent="-0.211in" style:auto-text-indent="false" fo:break-before="auto" fo:break-after="auto" fo:background-color="transparent" fo:padding="0in" fo:border="none" style:shadow="none" fo:keep-with-next="auto" style:join-border="false"/>
      <style:text-properties officeooo:paragraph-rsid="00200135"/>
    </style:style>
    <style:style style:name="P47" style:family="paragraph" style:parent-style-name="normal">
      <loext:graphic-properties draw:fill="none" draw:fill-color="#ffffff"/>
      <style:paragraph-properties fo:margin-left="0.4925in" fo:margin-right="0.6752in" fo:margin-top="0.1075in" fo:margin-bottom="0in" style:contextual-spacing="false" fo:line-height="100%" fo:text-align="start" style:justify-single-word="false" fo:keep-together="auto" fo:orphans="0" fo:widows="0" fo:text-indent="-0.2575in" style:auto-text-indent="false" fo:break-before="auto" fo:break-after="auto" fo:background-color="transparent" fo:padding="0in" fo:border="none" style:shadow="none" fo:keep-with-next="auto" style:join-border="false"/>
      <style:text-properties officeooo:paragraph-rsid="00200135"/>
    </style:style>
    <style:style style:name="P48" style:family="paragraph" style:parent-style-name="Preformatted_20_Text">
      <style:paragraph-properties fo:margin-left="0.4925in" fo:margin-right="0in" fo:margin-top="0in" fo:margin-bottom="0.1965in" style:contextual-spacing="false" fo:line-height="100%" fo:text-align="start" style:justify-single-word="false" fo:text-indent="0in" style:auto-text-indent="false"/>
      <style:text-properties officeooo:paragraph-rsid="002873be"/>
    </style:style>
    <style:style style:name="P49" style:family="paragraph" style:parent-style-name="Preformatted_20_Text">
      <style:paragraph-properties fo:margin-left="0in" fo:margin-right="0in" fo:margin-top="0in" fo:margin-bottom="0.078in" style:contextual-spacing="false" fo:line-height="100%" fo:text-align="start" style:justify-single-word="false" fo:text-indent="0in" style:auto-text-indent="false"/>
      <style:text-properties officeooo:paragraph-rsid="00398694"/>
    </style:style>
    <style:style style:name="P50" style:family="paragraph" style:parent-style-name="Standard">
      <style:paragraph-properties fo:margin-left="0in" fo:margin-right="0in" fo:margin-top="0in" fo:margin-bottom="0.078in" style:contextual-spacing="false" fo:line-height="100%" fo:text-align="start" style:justify-single-word="false" fo:text-indent="0in" style:auto-text-indent="false"/>
      <style:text-properties officeooo:paragraph-rsid="00398694"/>
    </style:style>
    <style:style style:name="P51" style:family="paragraph" style:parent-style-name="normal">
      <loext:graphic-properties draw:fill="none" draw:fill-color="#ffffff"/>
      <style:paragraph-properties fo:margin-left="0.4925in" fo:margin-right="0.4665in" fo:margin-top="0.1075in" fo:margin-bottom="0in" style:contextual-spacing="false" fo:line-height="100%" fo:text-align="justify" style:justify-single-word="false" fo:orphans="0" fo:widows="0" fo:text-indent="-0.2193in" style:auto-text-indent="false" fo:background-color="transparent" fo:padding="0in" fo:border="none" style:shadow="none" style:join-border="false"/>
      <style:text-properties officeooo:paragraph-rsid="001e5608"/>
    </style:style>
    <style:style style:name="P52" style:family="paragraph" style:parent-style-name="Text_20_body">
      <style:paragraph-properties fo:margin-left="0.4925in" fo:margin-right="0in" fo:line-height="100%" fo:text-align="start" style:justify-single-word="false" fo:text-indent="0in" style:auto-text-indent="false"/>
      <style:text-properties style:font-name="Arial1" fo:font-size="12pt" style:font-size-asian="12pt" style:font-size-complex="12pt"/>
    </style:style>
    <style:style style:name="P53" style:family="paragraph" style:parent-style-name="normal">
      <loext:graphic-properties draw:fill="none" draw:fill-color="#ffffff"/>
      <style:paragraph-properties fo:margin-left="0.4925in" fo:margin-right="0.8264in" fo:margin-top="0in" fo:margin-bottom="0in" style:contextual-spacing="false" fo:line-height="100%" fo:text-align="start" style:justify-single-word="false" fo:orphans="0" fo:widows="0" fo:text-indent="-0.2146in" style:auto-text-indent="false" fo:background-color="transparent" fo:padding="0in" fo:border="none" style:shadow="none" style:join-border="false"/>
      <style:text-properties style:font-name="Arial1" fo:font-size="12pt" officeooo:rsid="002f1ad9" officeooo:paragraph-rsid="002f1ad9" style:font-size-asian="12pt" style:font-size-complex="12pt"/>
    </style:style>
    <style:style style:name="P54" style:family="paragraph" style:parent-style-name="Text_20_body">
      <style:paragraph-properties fo:margin-left="0.4925in" fo:margin-right="0in" fo:line-height="100%" fo:text-align="start" style:justify-single-word="false" fo:text-indent="0in" style:auto-text-indent="false"/>
      <style:text-properties style:font-name="Arial1"/>
    </style:style>
    <style:style style:name="P55" style:family="paragraph" style:parent-style-name="normal" style:master-page-name="">
      <loext:graphic-properties draw:fill="none" draw:fill-color="#ffffff"/>
      <style:paragraph-properties fo:margin-left="0.4925in" fo:margin-right="0.0618in" fo:margin-top="0.1075in" fo:margin-bottom="0in" style:contextual-spacing="false" fo:line-height="100%" fo:text-align="start" style:justify-single-word="false" fo:orphans="0" fo:widows="0" fo:text-indent="-0.1866in" style:auto-text-indent="false" style:page-number="auto" fo:background-color="transparent" fo:padding="0in" fo:border="none" style:shadow="none" style:writing-mode="lr-tb" style:join-border="false"/>
      <style:text-properties style:font-name="Arial1" officeooo:paragraph-rsid="001e5608"/>
    </style:style>
    <style:style style:name="P56" style:family="paragraph" style:parent-style-name="normal" style:master-page-name="">
      <loext:graphic-properties draw:fill="none" draw:fill-color="#ffffff"/>
      <style:paragraph-properties fo:margin-left="0.4925in" fo:margin-right="0.5618in" fo:margin-top="0.1075in" fo:margin-bottom="0in" style:contextual-spacing="false" fo:line-height="100%" fo:text-align="start" style:justify-single-word="false" fo:orphans="0" fo:widows="0" fo:text-indent="0in" style:auto-text-indent="false" style:page-number="auto" fo:background-color="transparent" fo:padding="0in" fo:border="none" style:shadow="none" style:writing-mode="lr-tb" style:join-border="false"/>
      <style:text-properties style:font-name="Arial1" officeooo:paragraph-rsid="001e5608"/>
    </style:style>
    <style:style style:name="P57" style:family="paragraph" style:parent-style-name="normal">
      <loext:graphic-properties draw:fill="none" draw:fill-color="#ffffff"/>
      <style:paragraph-properties fo:margin-left="0.4925in" fo:margin-right="0.5618in" fo:margin-top="0.1075in" fo:margin-bottom="0in" style:contextual-spacing="false" fo:line-height="100%" fo:text-align="start" style:justify-single-word="false" fo:orphans="0" fo:widows="0" fo:text-indent="0in" style:auto-text-indent="false" fo:background-color="transparent" fo:padding="0in" fo:border="none" style:shadow="none" style:writing-mode="lr-tb" style:join-border="false"/>
      <style:text-properties style:font-name="Arial1" officeooo:paragraph-rsid="001e5608"/>
    </style:style>
    <style:style style:name="T1"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2"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f2e1d" fo:background-color="transparent" loext:char-shading-value="0" style:font-name-asian="Arial2" style:font-size-asian="12pt" style:font-style-asian="normal" style:font-weight-asian="normal" style:font-name-complex="Arial2" style:font-size-complex="12pt"/>
    </style:style>
    <style:style style:name="T3"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21e05a" fo:background-color="transparent" loext:char-shading-value="0" style:font-name-asian="Arial2" style:font-size-asian="12pt" style:font-style-asian="normal" style:font-weight-asian="normal" style:font-name-complex="Arial2" style:font-size-complex="12pt"/>
    </style:style>
    <style:style style:name="T4"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238d20" fo:background-color="transparent" loext:char-shading-value="0" style:font-name-asian="Arial2" style:font-size-asian="12pt" style:font-style-asian="normal" style:font-weight-asian="normal" style:font-name-complex="Arial2" style:font-size-complex="12pt"/>
    </style:style>
    <style:style style:name="T5"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2a4fb3" fo:background-color="transparent" loext:char-shading-value="0" style:font-name-asian="Arial2" style:font-size-asian="12pt" style:font-style-asian="normal" style:font-weight-asian="normal" style:font-name-complex="Arial2" style:font-size-complex="12pt"/>
    </style:style>
    <style:style style:name="T6"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2c1211" fo:background-color="transparent" loext:char-shading-value="0" style:font-name-asian="Arial2" style:font-size-asian="12pt" style:font-style-asian="normal" style:font-weight-asian="normal" style:font-name-complex="Arial2" style:font-size-complex="12pt"/>
    </style:style>
    <style:style style:name="T7"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font-weight-complex="bold"/>
    </style:style>
    <style:style style:name="T8"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officeooo:rsid="001f2e1d" fo:background-color="transparent" loext:char-shading-value="0" style:font-name-asian="Arial2" style:font-size-asian="12pt" style:font-style-asian="normal" style:font-weight-asian="bold" style:font-name-complex="Arial2" style:font-size-complex="12pt" style:font-weight-complex="bold"/>
    </style:style>
    <style:style style:name="T9"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10"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25c290" fo:background-color="transparent" loext:char-shading-value="0" style:font-name-asian="Arial2" style:font-size-asian="12pt" style:font-style-asian="normal" style:font-weight-asian="normal" style:font-name-complex="Arial2" style:font-size-complex="12pt"/>
    </style:style>
    <style:style style:name="T1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size-asian="12pt" style:font-style-asian="normal" style:font-weight-asian="normal" style:font-size-complex="12pt"/>
    </style:style>
    <style:style style:name="T12" style:family="text">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font-weight-complex="bold"/>
    </style:style>
    <style:style style:name="T13" style:family="text">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weight-complex="bold"/>
    </style:style>
    <style:style style:name="T14" style:family="text">
      <style:text-properties fo:font-variant="normal" fo:text-transform="none" fo:color="#000000" loext:opacity="100%" style:text-line-through-style="none" style:text-line-through-type="none" style:text-position="0% 100%" style:font-name="Arial1"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15" style:family="text">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2c1211" fo:background-color="transparent" loext:char-shading-value="0" style:font-name-asian="Arial2" style:font-size-asian="12pt" style:font-style-asian="normal" style:font-weight-asian="normal" style:font-name-complex="Arial2" style:font-size-complex="12pt"/>
    </style:style>
    <style:style style:name="T16" style:family="text">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2f1ad9" fo:background-color="transparent" loext:char-shading-value="0" style:font-name-asian="Arial2" style:font-size-asian="12pt" style:font-style-asian="normal" style:font-weight-asian="normal" style:font-name-complex="Arial2" style:font-size-complex="12pt"/>
    </style:style>
    <style:style style:name="T17" style:family="text">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31185e" fo:background-color="transparent" loext:char-shading-value="0" style:font-name-asian="Arial2" style:font-size-asian="12pt" style:font-style-asian="normal" style:font-weight-asian="normal" style:font-name-complex="Arial2" style:font-size-complex="12pt"/>
    </style:style>
    <style:style style:name="T18" style:family="text">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rsid="002a4fb3" fo:background-color="transparent" loext:char-shading-value="0" style:font-name-asian="Arial2" style:font-size-asian="12pt" style:font-style-asian="normal" style:font-weight-asian="normal" style:font-name-complex="Arial2" style:font-size-complex="12pt"/>
    </style:style>
    <style:style style:name="T19" style:family="text">
      <style:text-properties fo:font-variant="normal" fo:text-transform="none" fo:color="#000000" loext:opacity="100%" style:text-line-through-style="none" style:text-line-through-type="none" style:text-position="0% 100%" style:font-name="Arial1" fo:font-size="12pt" fo:font-style="normal" style:text-underline-style="none" fo:font-weight="normal" fo:background-color="transparent" loext:char-shading-value="0" style:font-size-asian="12pt" style:font-style-asian="normal" style:font-weight-asian="normal" style:font-size-complex="12pt"/>
    </style:style>
    <style:style style:name="T20" style:family="text">
      <style:text-properties fo:font-variant="normal" fo:text-transform="none" fo:color="#000000" loext:opacity="100%" style:text-line-through-style="none" style:text-line-through-type="none" style:text-position="0% 100%" fo:font-style="normal" style:text-underline-style="none" fo:font-weight="normal" fo:background-color="transparent" loext:char-shading-value="0" style:font-name-asian="Arial2" style:font-style-asian="normal" style:font-weight-asian="normal" style:font-name-complex="Arial2"/>
    </style:style>
    <style:style style:name="T21" style:family="text">
      <style:text-properties fo:font-variant="normal" fo:text-transform="none" fo:color="#000000" loext:opacity="100%" style:text-line-through-style="none" style:text-line-through-type="none" style:text-position="0% 100%" fo:font-style="normal" style:text-underline-style="none" fo:font-weight="normal" fo:background-color="transparent" loext:char-shading-value="0" style:font-style-asian="normal" style:font-weight-asian="normal"/>
    </style:style>
    <style:style style:name="T22" style:family="text">
      <style:text-properties fo:font-variant="normal" fo:text-transform="none" fo:color="#eb5757" loext:opacity="100%" style:text-line-through-style="none" style:text-line-through-type="none" style:text-position="0% 100%" style:font-name="Arial" fo:font-size="8pt" fo:font-style="normal" style:text-underline-style="none" fo:font-weight="normal" fo:background-color="transparent" loext:char-shading-value="0" style:font-name-asian="Arial2" style:font-size-asian="8pt" style:font-style-asian="normal" style:font-weight-asian="normal" style:font-name-complex="Arial2" style:font-size-complex="8pt"/>
    </style:style>
    <style:style style:name="T23" style:family="text">
      <style:text-properties fo:font-variant="normal" fo:text-transform="none" fo:color="#eb5757" loext:opacity="100%" style:text-line-through-style="none" style:text-line-through-type="none" style:text-position="0% 100%" style:font-name="Arial" fo:font-size="8pt" fo:font-style="normal" style:text-underline-style="none" fo:font-weight="normal" fo:background-color="#878378" loext:char-shading-value="0" style:font-name-asian="Arial2" style:font-size-asian="8pt" style:font-style-asian="normal" style:font-weight-asian="normal" style:font-name-complex="Arial2" style:font-size-complex="8pt"/>
    </style:style>
    <style:style style:name="T24" style:family="text">
      <style:text-properties fo:font-variant="normal" fo:text-transform="none" fo:color="#1c1c1c" loext:opacity="100%" style:text-line-through-style="none" style:text-line-through-type="none" style:text-position="0% 100%" style:font-name="Arial1" fo:font-size="12pt" fo:font-style="normal" style:text-underline-style="none" fo:font-weight="normal" officeooo:rsid="00398694" fo:background-color="transparent" loext:char-shading-value="0" style:font-size-asian="12pt" style:font-style-asian="normal" style:font-weight-asian="normal" style:font-size-complex="12pt"/>
    </style:style>
    <style:style style:name="T25" style:family="text">
      <style:text-properties fo:font-variant="normal" fo:text-transform="none" fo:color="#81d41a" loext:opacity="100%" style:text-line-through-style="none" style:text-line-through-type="none" style:text-position="0% 100%" style:font-name="Arial1" fo:font-size="12pt" fo:font-style="normal" style:text-underline-style="none" fo:font-weight="normal" officeooo:rsid="00398694" fo:background-color="transparent" loext:char-shading-value="0" style:font-size-asian="12pt" style:font-style-asian="normal" style:font-weight-asian="normal" style:font-size-complex="12pt"/>
    </style:style>
    <style:style style:name="T26" style:family="text">
      <style:text-properties style:font-name="Arial1"/>
    </style:style>
    <style:style style:name="T27" style:family="text">
      <style:text-properties style:font-name="Arial1" fo:font-size="12pt" style:font-size-asian="12pt" style:font-size-complex="12pt"/>
    </style:style>
    <style:style style:name="T28" style:family="text">
      <style:text-properties style:font-name="Arial1" officeooo:rsid="002d346f"/>
    </style:style>
    <style:style style:name="T29" style:family="text">
      <style:text-properties style:font-name="Arial1" officeooo:rsid="0030d578"/>
    </style:style>
    <style:style style:name="T30" style:family="text">
      <style:text-properties style:font-name="Arial1" officeooo:rsid="0030f365"/>
    </style:style>
    <style:style style:name="T31" style:family="text">
      <style:text-properties style:font-name="Arial1" officeooo:rsid="0031185e"/>
    </style:style>
    <style:style style:name="T32" style:family="text">
      <style:text-properties style:font-name="Arial1" officeooo:rsid="0033d6e3"/>
    </style:style>
    <style:style style:name="T33" style:family="text">
      <style:text-properties fo:color="#81d41a" loext:opacity="100%" style:font-name="Arial1" fo:font-size="12pt" style:font-size-asian="12pt" style:font-size-complex="12pt"/>
    </style:style>
    <style:style style:name="T34" style:family="text">
      <style:text-properties fo:color="#a1467e" loext:opacity="100%" style:font-name="Arial1"/>
    </style:style>
    <style:style style:name="T35" style:family="text">
      <style:text-properties fo:color="#a1467e" loext:opacity="100%" style:font-name="Arial1" fo:font-size="12pt" style:font-size-asian="12pt" style:font-size-complex="12pt"/>
    </style:style>
    <style:style style:name="T36" style:family="text">
      <style:text-properties fo:color="#a1467e" loext:opacity="100%" style:font-name="Arial1" fo:font-size="12pt" officeooo:rsid="00398694" style:font-size-asian="12pt" style:font-size-complex="12pt"/>
    </style:style>
    <style:style style:name="T37" style:family="text">
      <style:text-properties fo:color="#729fcf" loext:opacity="100%" style:font-name="Arial1"/>
    </style:style>
    <style:style style:name="T38" style:family="text">
      <style:text-properties fo:color="#999999" loext:opacity="100%" style:font-name="Arial1"/>
    </style:style>
    <style:style style:name="T39" style:family="text">
      <style:text-properties fo:color="#5983b0" loext:opacity="100%" style:font-name="Arial1"/>
    </style:style>
    <style:style style:name="T40" style:family="text">
      <style:text-properties fo:color="#5983b0" loext:opacity="100%" style:font-name="Arial1" fo:font-size="12pt" style:font-size-asian="12pt" style:font-size-complex="12pt"/>
    </style:style>
    <style:style style:name="T41" style:family="text">
      <style:text-properties fo:font-weight="bold" style:font-weight-asian="bold" style:font-weight-complex="bold"/>
    </style:style>
    <style:style style:name="T42" style:family="text">
      <style:text-properties fo:color="#1c1c1c" loext:opacity="100%" style:font-name="Arial1" fo:font-size="12pt" officeooo:rsid="00398694" style:font-size-asian="12pt" style:font-size-complex="12pt"/>
    </style:style>
    <style:style style:name="T43" style:family="text">
      <style:text-properti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rogramming Fundamentals - <text:s/>Assignment 2 </text:p>
      <text:p text:style-name="P3">1. Elucidate the following concepts: 'Statically Typed Language', 'Dynamically Typed Language', 'Strongly Typed Language', and 'Loosely Typed Language'? Also, into which of these categories would Java fall?”</text:p>
      <text:p text:style-name="P16">Answer: </text:p>
      <text:p text:style-name="P39"><text:span text:style-name="T2"><text:s/></text:span><text:span text:style-name="T8">Statically type Language</text:span><text:span text:style-name="T2"> - An explicitly specified variable type at compile time and the inability for runtime type changes define a statically typed language. Variable and expression types are checked by the compiler at compilation time, and any type mismatch or error must be fixed before the program can run. Languages that are statically typed frequently perform better and catch type-related issues early in the development cycle. </text:span></text:p>
      <text:p text:style-name="P28"><text:span text:style-name="T7">Dynamically Typed Language </text:span><text:span text:style-name="T1">- </text:span><text:span text:style-name="T3">Programming languages that use implicit runtime variable type determination are referred to as dynamically typed languages. Variable types do not require explicit declaration, in contrast to languages with statically typed data. More flexibility and simple code are made possible by dynamic typing, but if the types are incompatible, runtime issues could result.as in Python</text:span></text:p>
      <text:p text:style-name="P38"><text:span text:style-name="T7">Strongly Typed Language </text:span><text:span text:style-name="T1">- In a strongly typed language, the type of a variable is strictly enforced, and implicit type conversions between different types are limited. </text:span><text:span text:style-name="T4">Ex: C++</text:span></text:p>
      <text:p text:style-name="P29"><text:span text:style-name="T7">Loosely Typed Language</text:span><text:span text:style-name="T1"> - In a loosely typed language, also known as weakly <text:tab/>typed, there are fewer restrictions on mixing different types. Implicit type <text:tab/>conversions (coercion) are more common, and variables can change <text:tab/>types during runtime without explicit type declarations. </text:span><text:span text:style-name="T3">Ex: JavaScript</text:span></text:p>
      <text:p text:style-name="P8"><text:tab/></text:p>
      <text:p text:style-name="P4">2. "Could you clarify the meanings of 'Case Sensitive', 'Case Insensitive', <text:span text:style-name="T26">and 'Case Sensitive-Insensitive' as they relate to programming languages with some examples? Furthermore, how would you classify Java in relation to these terms?”</text:span></text:p>
      <text:p text:style-name="P17">Answer: </text:p>
      <text:p text:style-name="P23"><text:span text:style-name="T41">Case Sensitive:</text:span> The distinction between capital and lowercase characters in a computer language is known as case sensitivity. Variables, functions, keywords, and identifiers must all be spelled with consistent capitalization in case-sensitive languages in order to be understood. </text:p>
      <text:p text:style-name="P23"><text:span text:style-name="T41">Case Insensitive: </text:span><text:span text:style-name="T43">Uppercase and lowercase characters are treated equally in case-insensitive languages. In other words, "A" and "a" are regarded as the same character. Example: Visual Basic and Pascal</text:span></text:p>
      <text:p text:style-name="P55"><text:span text:style-name="T12">Case Sensitive-Insensitive: </text:span><text:span text:style-name="T9">Some programming languages offer options to toggle between case-sensitive and case-insensitive behavior for specific elements (e.g., identifiers, keywords). This means that certain parts of the language might be case-sensitive while others are case-insensitive. </text:span><text:span text:style-name="T10">Ex: </text:span>SQL (Structured Query Language)</text:p>
      <text:p text:style-name="P56">Java is a case-sensitive language. This means that Java distinguishes <text:soft-page-break/>between uppercase and lowercase characters in its identifiers, keywords, and any other user-defined names. For example, "myVariable" and "myvariable" are considered two distinct variable names in Java.</text:p>
      <text:p text:style-name="P57"/>
      <text:p text:style-name="P11">3. Explain the concept of Identity Conversion in Java? Please provide two examples to substantiate your explanation.</text:p>
      <text:p text:style-name="P18">Answer: </text:p>
      <text:p text:style-name="P1"><text:span text:style-name="Source_20_Text"><text:tab/></text:span><text:span text:style-name="Source_20_Text"><text:span text:style-name="T34">String text </text:span></text:span><text:span text:style-name="Source_20_Text"><text:span text:style-name="T26">= "Hello, World!";</text:span></text:span></text:p>
      <text:p text:style-name="P48"><text:span text:style-name="Source_20_Text"><text:span text:style-name="T26"><text:tab/></text:span></text:span><text:span text:style-name="Source_20_Text"><text:span text:style-name="T35">String message</text:span></text:span><text:span text:style-name="Source_20_Text"><text:span text:style-name="T27"> = text; </text:span></text:span><text:span text:style-name="Source_20_Text"><text:span text:style-name="T33">// Identity conversion - 'text' and 'message' are both <text:tab/>references to String objects.</text:span></text:span></text:p>
      <text:p text:style-name="P48"><text:span text:style-name="T1"><text:tab/>In this example, the variable </text:span><text:span text:style-name="Source_20_Text"><text:span text:style-name="T11">text</text:span></text:span><text:span text:style-name="T1"> holds a reference to a String object with the <text:tab/>value "Hello, World!". When it is assigned to the variable </text:span><text:span text:style-name="Source_20_Text"><text:span text:style-name="T11">message</text:span></text:span><text:span text:style-name="T1">, it undergoes an <text:tab/>identity conversion as both </text:span><text:span text:style-name="Source_20_Text"><text:span text:style-name="T11">text</text:span></text:span><text:span text:style-name="T1"> and </text:span><text:span text:style-name="Source_20_Text"><text:span text:style-name="T11">message</text:span></text:span><text:span text:style-name="T1"> are references to String objects.</text:span></text:p>
      <text:p text:style-name="P50"><text:span text:style-name="Source_20_Text"><text:span text:style-name="T36"><text:tab/>Int </text:span></text:span><text:span text:style-name="Source_20_Text"><text:span text:style-name="T42">x =10;</text:span></text:span></text:p>
      <text:p text:style-name="P49"><text:span text:style-name="Source_20_Text"><text:span text:style-name="T36"><text:tab/>int </text:span></text:span><text:span text:style-name="Source_20_Text"><text:span text:style-name="T42">y;</text:span></text:span></text:p>
      <text:p text:style-name="P49"><text:span text:style-name="Source_20_Text"><text:span text:style-name="T24"><text:tab/>y = x;</text:span></text:span><text:span text:style-name="Source_20_Text"><text:span text:style-name="T25"> <text:s/>// Identity conversion - y and x are both <text:tab/>references to Integer objects.</text:span></text:span></text:p>
      <text:p text:style-name="P12">4. Explain the concept of Primitive Widening Conversion in Java with examples and diagrams.</text:p>
      <text:p text:style-name="P19">Answer: </text:p>
      <text:p text:style-name="P51"><text:span text:style-name="T5"><text:tab/></text:span><text:span text:style-name="T18">Java allows for the automatic and secure conversion of smaller data type values to bigger data type values without any data loss. The Java compiler does this conversion at compile time to verify that the value can fit into the larger data type without losing precision. Java enables unidirectional widening conversions, or conversions from smaller to larger data types, between a few primitive data types.</text:span></text:p>
      <text:p text:style-name="P27"><text:span text:style-name="Source_20_Text"><text:span text:style-name="T26"><text:s text:c="3"/></text:span></text:span><text:span text:style-name="Source_20_Text"><text:span text:style-name="T27">byte → short → int → long → float → double</text:span></text:span></text:p>
      <text:p text:style-name="P5"/>
      <text:p text:style-name="P13">5. Explain the the difference between run-time constant and Compile-time constant in java with examples.</text:p>
      <text:p text:style-name="P19">Answer: </text:p>
      <text:p text:style-name="P34"><text:span text:style-name="T1">A run-time constant is a constant whose value is not known or determined until the program is running. In </text:span><text:span text:style-name="T6">following </text:span><text:span text:style-name="T1">example, </text:span><text:span text:style-name="Source_20_Text"><text:span text:style-name="T11">MAX_VALUE</text:span></text:span><text:span text:style-name="T1"> is a run-</text:span><text:span text:style-name="T14">time constant because its value is determined by the result of the method </text:span><text:span text:style-name="Source_20_Text"><text:span text:style-name="T19">calculateMaxValue()</text:span></text:span><text:span text:style-name="T14">, which is called at runtime. </text:span></text:p>
      <text:p text:style-name="P34"><text:span text:style-name="Source_20_Text"><text:span text:style-name="T14"><text:tab/></text:span></text:span><text:span text:style-name="Source_20_Text"><text:span text:style-name="T15">Ex: </text:span></text:span><text:span text:style-name="Source_20_Text"><text:span text:style-name="T34">final int </text:span></text:span><text:span text:style-name="Source_20_Text"><text:span text:style-name="T37">MAX_VALUE</text:span></text:span><text:span text:style-name="Source_20_Text"><text:span text:style-name="T26"> = </text:span></text:span><text:span text:style-name="Source_20_Text"><text:span text:style-name="T38">calculateMaxValue()</text:span></text:span><text:span text:style-name="Source_20_Text"><text:span text:style-name="T26">;</text:span></text:span></text:p>
      <text:p text:style-name="P34"><text:span text:style-name="Source_20_Text"><text:span text:style-name="T26">Compile-time constants have their values known and resolved during the compile-time phase, and their values remain fixed throughout the program's execution.</text:span></text:span></text:p>
      <text:p text:style-name="P6"><text:soft-page-break/></text:p>
      <text:p text:style-name="P14">6. Explain the difference between Implicit (Automatic) Narrowing Primitive Conversions and Explicit Narrowing Conversions (Casting) and what conditions must be met for an implicit narrowing primitive conversion to occur?</text:p>
      <text:p text:style-name="P19">Answer: </text:p>
      <text:p text:style-name="P24">Implicit narrowing conversions occur when a value of a larger data type is assigned to a variable of a smaller data type without the need for explicit casting. This type of conversion is allowed if there is no potential loss of data, meaning the value being assigned can be safely represented within the smaller data type's range.</text:p>
      <text:p text:style-name="P2"><text:span text:style-name="Source_20_Text"><text:span text:style-name="T26"><text:tab/></text:span></text:span><text:span text:style-name="Source_20_Text"><text:span text:style-name="T28">Ex:<text:tab/></text:span></text:span><text:span text:style-name="Source_20_Text"><text:span text:style-name="T39">int </text:span></text:span><text:span text:style-name="Source_20_Text"><text:span text:style-name="T26">intValue = 10;</text:span></text:span></text:p>
      <text:p text:style-name="P41"><text:span text:style-name="Source_20_Text"><text:span text:style-name="T26"><text:tab/></text:span></text:span><text:span text:style-name="Source_20_Text"><text:span text:style-name="T40">byte</text:span></text:span><text:span text:style-name="Source_20_Text"><text:span text:style-name="T27"> byteValue = intValue;</text:span></text:span></text:p>
      <text:p text:style-name="P24">Explicit narrowing conversions, also known as casting, occur when a value of a larger data type is explicitly converted to a variable of a smaller data type using a cast operator. This type of conversion is performed when there is a possibility of data loss, and the programmer explicitly indicates their intention to perform the conversion.</text:p>
      <text:p text:style-name="P2"><text:span text:style-name="Source_20_Text"><text:span text:style-name="T26"><text:tab/></text:span></text:span><text:span text:style-name="Source_20_Text"><text:span text:style-name="T28">Ex: <text:s/><text:tab/></text:span></text:span><text:span text:style-name="Source_20_Text"><text:span text:style-name="T39">double </text:span></text:span><text:span text:style-name="Source_20_Text"><text:span text:style-name="T26">doubleValue = 3.14;</text:span></text:span></text:p>
      <text:p text:style-name="P42"><text:span text:style-name="Source_20_Text"><text:span text:style-name="T26"><text:tab/></text:span></text:span><text:span text:style-name="Source_20_Text"><text:span text:style-name="T40">int </text:span></text:span><text:span text:style-name="Source_20_Text"><text:span text:style-name="T27">intValue = (int) doubleValue; </text:span></text:span></text:p>
      <text:p text:style-name="P7"/>
      <text:p text:style-name="P45"><text:span text:style-name="T1">7. How can a </text:span><text:span text:style-name="T22">long </text:span><text:span text:style-name="T1">data type, which is 64 bits in Java, be assigned into a </text:span><text:span text:style-name="T23">float</text:span><text:span text:style-name="T22"> </text:span><text:span text:style-name="T1">data type that's only 32 bits? Could you explain this seeming discrepancy?”</text:span></text:p>
      <text:p text:style-name="P19">Answer: </text:p>
      <text:p text:style-name="P9"/>
      <text:p text:style-name="P30"><text:span text:style-name="T1">Java allows assigning a </text:span><text:span text:style-name="Source_20_Text"><text:span text:style-name="T11">long</text:span></text:span><text:span text:style-name="T1"> value to a </text:span><text:span text:style-name="Source_20_Text"><text:span text:style-name="T11">float</text:span></text:span><text:span text:style-name="T1"> variable without explicit casting because it is considered a widening conversion, where a value is converted to a larger data type. This is a special case of widening conversion known as a "narrowing primitive conversion" with a special rule for integral-to-float conversions.</text:span></text:p>
      <text:p text:style-name="P9"/>
      <text:p text:style-name="P26">Ex: </text:p>
      <text:p text:style-name="P35"><text:span text:style-name="Source_20_Text"><text:span text:style-name="T16"><text:tab/></text:span></text:span><text:span text:style-name="Source_20_Text">long</text:span><text:span text:style-name="Source_20_Text"><text:span text:style-name="T19"> longValue = 1234567890123456789L;</text:span></text:span></text:p>
      <text:p text:style-name="P43"><text:span text:style-name="Source_20_Text"><text:span text:style-name="T27"><text:tab/></text:span></text:span><text:span text:style-name="Source_20_Text"><text:span text:style-name="T40">float</text:span></text:span><text:span text:style-name="Source_20_Text"><text:span text:style-name="T27"> floatValue = longValue; </text:span></text:span></text:p>
      <text:p text:style-name="P43"><text:span text:style-name="Source_20_Text"><text:span text:style-name="T27"><text:tab/></text:span></text:span><text:span text:style-name="Source_20_Text"><text:span text:style-name="T40">System.out.println(</text:span></text:span><text:span text:style-name="Source_20_Text"><text:span text:style-name="T27">"longValue: " + longValue);</text:span></text:span></text:p>
      <text:p text:style-name="P41"><text:span text:style-name="Source_20_Text"><text:span text:style-name="T27"><text:tab/></text:span></text:span><text:span text:style-name="Source_20_Text"><text:span text:style-name="T40">System.out.println(</text:span></text:span><text:span text:style-name="Source_20_Text"><text:span text:style-name="T27">"floatValue: " + floatValue);</text:span></text:span></text:p>
      <text:p text:style-name="P52"><text:tab/>Output:</text:p>
      <text:p text:style-name="P43"><text:span text:style-name="Source_20_Text"><text:span text:style-name="T27"><text:tab/>longValue: 1234567890123456789</text:span></text:span></text:p>
      <text:p text:style-name="P41"><text:span text:style-name="Source_20_Text"><text:span text:style-name="T27"><text:tab/>floatValue: 1.23456788E18</text:span></text:span></text:p>
      <text:p text:style-name="P53"><text:span text:style-name="T20">In this example, the </text:span><text:span text:style-name="Source_20_Text"><text:span text:style-name="T21">long</text:span></text:span><text:span text:style-name="T20"> value 1234567890123456789L is assigned to the </text:span><text:span text:style-name="Source_20_Text"><text:span text:style-name="T21">float</text:span></text:span><text:span text:style-name="T20"> variable </text:span><text:span text:style-name="Source_20_Text"><text:span text:style-name="T21">floatValue</text:span></text:span><text:span text:style-name="T20">. You can see that some precision is </text:span><text:soft-page-break/><text:span text:style-name="T20">lost in the </text:span><text:span text:style-name="Source_20_Text"><text:span text:style-name="T21">float</text:span></text:span><text:span text:style-name="T20"> representation, and the result is in scientific notation (1.23456788E18).</text:span></text:p>
      <text:p text:style-name="P46"><text:span text:style-name="T1">8. Why are </text:span><text:span text:style-name="T23">int </text:span><text:span text:style-name="T1">and </text:span><text:span text:style-name="T23">double</text:span><text:span text:style-name="T22"> </text:span><text:span text:style-name="T1">set as the default data types for integer literals and floating point literals respectively in Java? Could you elucidate the rationale behind this design decision?</text:span></text:p>
      <text:p text:style-name="P19">Answer: </text:p>
      <text:p text:style-name="P37"><text:span text:style-name="T14"><text:tab/>By default, integer literals in Java are considered to be of type </text:span><text:span text:style-name="Source_20_Text"><text:span text:style-name="T19">int</text:span></text:span><text:span text:style-name="T14">. For example, if you write </text:span><text:span text:style-name="Source_20_Text"><text:span text:style-name="T19">int x = 42;</text:span></text:span><text:span text:style-name="T14">, the value </text:span><text:span text:style-name="Source_20_Text"><text:span text:style-name="T19">42</text:span></text:span><text:span text:style-name="T14"> is treated as an </text:span><text:span text:style-name="Source_20_Text"><text:span text:style-name="T19">int</text:span></text:span><text:span text:style-name="T14">. </text:span></text:p>
      <text:p text:style-name="P44"><text:span text:style-name="T14"><text:tab/></text:span><text:span text:style-name="T26">When Java was originally designed, the </text:span><text:span text:style-name="Source_20_Text"><text:span text:style-name="T26">int</text:span></text:span><text:span text:style-name="T26"> type was chosen as the default for <text:tab/>integer literals to maintain compatibility with C and C++, as many C/C++ <text:tab/>programmers were expected to transition to Java. C and C++ both treat integer <text:tab/>literals without any suffix as </text:span><text:span text:style-name="Source_20_Text"><text:span text:style-name="T26">int</text:span></text:span></text:p>
      <text:p text:style-name="P44"><text:span text:style-name="Source_20_Text"><text:span text:style-name="T26"><text:tab/>By default, floating-point literals in Java are considered to be of type double. For <text:tab/>example, if you write double y = 3.14;, the value 3.14 is treated as a double. This <text:tab/>design decision was made for the </text:span></text:span><text:span text:style-name="Source_20_Text"><text:span text:style-name="T29">improve precision and accuracy, </text:span></text:span><text:span text:style-name="Source_20_Text"><text:span text:style-name="T30">common <text:tab/>usage.</text:span></text:span></text:p>
      <text:p text:style-name="P25"/>
      <text:p text:style-name="P47"><text:span text:style-name="T1">9. Why does implicit narrowing primitive conversion only take place among </text:span><text:span text:style-name="T23">byte </text:span><text:span text:style-name="T1">, </text:span><text:span text:style-name="T23">char </text:span><text:span text:style-name="T1">, </text:span><text:span text:style-name="T23">int </text:span><text:span text:style-name="T1">, and </text:span><text:span text:style-name="T23">short </text:span><text:span text:style-name="T1">?</text:span></text:p>
      <text:p text:style-name="P21">Answer: </text:p>
      <text:p text:style-name="P31"><text:span text:style-name="T1">Implicit narrowing primitive conversions, also known as automatic </text:span><text:span text:style-name="T14">narrowing conversions, only take place among </text:span><text:span text:style-name="Source_20_Text"><text:span text:style-name="T19">byte</text:span></text:span><text:span text:style-name="T14">, </text:span><text:span text:style-name="Source_20_Text"><text:span text:style-name="T19">char</text:span></text:span><text:span text:style-name="T14">, </text:span><text:span text:style-name="Source_20_Text"><text:span text:style-name="T19">int</text:span></text:span><text:span text:style-name="T14">, and </text:span><text:span text:style-name="Source_20_Text"><text:span text:style-name="T19">short</text:span></text:span><text:span text:style-name="T14"> because these data types have the same size (16 bits or 32 bits) and similar ranges of representable values. This similarity allows Java to perform these conversions safely without the risk of data loss.</text:span></text:p>
      <text:p text:style-name="P31"><text:span text:style-name="T14">The data types </text:span><text:span text:style-name="Source_20_Text"><text:span text:style-name="T19">byte</text:span></text:span><text:span text:style-name="T14">, </text:span><text:span text:style-name="Source_20_Text"><text:span text:style-name="T19">char</text:span></text:span><text:span text:style-name="T14">, </text:span><text:span text:style-name="Source_20_Text"><text:span text:style-name="T19">int</text:span></text:span><text:span text:style-name="T14">, and </text:span><text:span text:style-name="Source_20_Text"><text:span text:style-name="T19">short</text:span></text:span><text:span text:style-name="T14"> are all considered integral types in Java:</text:span></text:p>
      <text:p text:style-name="P36"><text:span text:style-name="T17">1. </text:span><text:span text:style-name="Source_20_Text"><text:span text:style-name="T19">byte</text:span></text:span><text:span text:style-name="T14">: 8 bits, range: -128 to 127 (signed)</text:span></text:p>
      <text:p text:style-name="P36"><text:span text:style-name="Source_20_Text"><text:span text:style-name="T31">2. </text:span></text:span><text:span text:style-name="Source_20_Text"><text:span text:style-name="T26">char</text:span></text:span><text:span text:style-name="T26">: 16 bits, range: 0 to 65535 (unsigned</text:span><text:span text:style-name="T32">)</text:span></text:p>
      <text:p text:style-name="P36"><text:span text:style-name="Source_20_Text"><text:span text:style-name="T31">3. </text:span></text:span><text:span text:style-name="Source_20_Text"><text:span text:style-name="T26">int</text:span></text:span><text:span text:style-name="T26">: 32 bits, range: -2^31 to 2^31 - 1 (signed)</text:span></text:p>
      <text:p text:style-name="P36"><text:span text:style-name="Source_20_Text"><text:span text:style-name="T31">4. </text:span></text:span><text:span text:style-name="Source_20_Text"><text:span text:style-name="T26">short</text:span></text:span><text:span text:style-name="T26">: 16 bits, range: -32,768 to 32,767 (signed)</text:span></text:p>
      <text:p text:style-name="P36"/>
      <text:p text:style-name="P54">The key reason for allowing implicit narrowing conversions among these integral types is that their value ranges partially overlap, and no information is lost when converting from a larger data type to a smaller one within these overlapping ranges.</text:p>
      <text:p text:style-name="P15"/>
      <text:p text:style-name="P10"/>
      <text:p text:style-name="P10"/>
      <text:p text:style-name="P32"><text:span text:style-name="T1">10. Explain “Widening and Narrowing Primitive Conversion”. Why isn't the conversion from </text:span><text:span text:style-name="T22">short </text:span><text:span text:style-name="T1">to </text:span><text:span text:style-name="T22">char </text:span><text:span text:style-name="T1">classified as Widening and Narrowing </text:span><text:soft-page-break/><text:span text:style-name="T1">Primitive Conversion?</text:span></text:p>
      <text:p text:style-name="P20"><text:tab/>Answer: </text:p>
      <text:p text:style-name="P33"><text:span text:style-name="T1">A widening conversion, also known as implicit promotion, occurs when a value of a smaller data type is automatically and safely converted to a value of a larger data type. For example, converting from </text:span><text:span text:style-name="Source_20_Text"><text:span text:style-name="T13">byte</text:span></text:span><text:span text:style-name="T7"> </text:span><text:span text:style-name="T1">to </text:span><text:span text:style-name="Source_20_Text"><text:span text:style-name="T13">int</text:span></text:span><text:span text:style-name="T1">, </text:span><text:span text:style-name="Source_20_Text"><text:span text:style-name="T13">short</text:span></text:span><text:span text:style-name="T1"> to </text:span><text:span text:style-name="Source_20_Text"><text:span text:style-name="T13">long</text:span></text:span><text:span text:style-name="T1">, and </text:span><text:span text:style-name="Source_20_Text"><text:span text:style-name="T13">int</text:span></text:span><text:span text:style-name="T1"> to </text:span><text:span text:style-name="Source_20_Text"><text:span text:style-name="T13">float</text:span></text:span><text:span text:style-name="T1"> are all examples of widening conversions</text:span></text:p>
      <text:p text:style-name="P33"><text:span text:style-name="T1">A narrowing conversion, also known as explicit casting, occurs when a value of a larger data type is explicitly converted to a value of a smaller data type. For example, converting from </text:span><text:span text:style-name="Source_20_Text"><text:span text:style-name="T13">int</text:span></text:span><text:span text:style-name="T1"> to </text:span><text:span text:style-name="Source_20_Text"><text:span text:style-name="T13">byte</text:span></text:span><text:span text:style-name="T1">, </text:span><text:span text:style-name="Source_20_Text"><text:span text:style-name="T13">long</text:span></text:span><text:span text:style-name="T1"> to </text:span><text:span text:style-name="Source_20_Text"><text:span text:style-name="T13">short</text:span></text:span><text:span text:style-name="T1">, and </text:span><text:span text:style-name="Source_20_Text"><text:span text:style-name="T13">double</text:span></text:span><text:span text:style-name="T1"> to </text:span><text:span text:style-name="Source_20_Text"><text:span text:style-name="T13">float</text:span></text:span><text:span text:style-name="T1"> are examples of narrowing conversions.</text:span></text:p>
      <text:p text:style-name="P40"><text:span text:style-name="T1">the conversion from </text:span><text:span text:style-name="Source_20_Text"><text:span text:style-name="T13">short</text:span></text:span><text:span text:style-name="T1"> to </text:span><text:span text:style-name="Source_20_Text"><text:span text:style-name="T13">char</text:span></text:span><text:span text:style-name="T1"> does not fit the strict definitions of widening or narrowing conversions, Java allows this conversion due to the historical design and the similarity in their size and representable range. It is important to understand the distinctions between widening, narrowing, and other special conversions in Java to ensure proper type handling and avoid potential data los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1.052in" fo:margin-right="0.778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0:07:47.845557291</meta:creation-date>
    <dc:date>2023-08-03T22:22:14.775270558</dc:date>
    <meta:editing-duration>PT2H29M49S</meta:editing-duration>
    <meta:editing-cycles>14</meta:editing-cycles>
    <meta:generator>LibreOffice/7.3.7.2$Linux_X86_64 LibreOffice_project/30$Build-2</meta:generator>
    <meta:document-statistic meta:table-count="0" meta:image-count="0" meta:object-count="0" meta:page-count="5" meta:paragraph-count="70" meta:word-count="1483" meta:character-count="9554" meta:non-whitespace-character-count="8077"/>
  </office:meta>
</office:document-meta>
</file>